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5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8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7.56" calcext:value-type="float">
            <text:p>7.56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5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8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0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8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6" calcext:value-type="float">
            <text:p>0.26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8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47" calcext:value-type="float">
            <text:p>0.47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8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54" calcext:value-type="float">
            <text:p>0.1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8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634" calcext:value-type="float">
            <text:p>0.63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8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35" calcext:value-type="float">
            <text:p>0.3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5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8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8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8" calcext:value-type="float">
            <text:p>0.2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5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8" office:value-type="float" office:value="1.77" calcext:value-type="float">
            <text:p>1.77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formula="of:=[.F12]*[.G12]" office:value-type="float" office:value="3.54" calcext:value-type="float">
            <text:p>3.5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5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8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65" calcext:value-type="float">
            <text:p>0.6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5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6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1.5" calcext:value-type="float">
            <text:p>11.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5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4" calcext:value-type="float">
            <text:p>1.3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5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6]*[.G16]" office:value-type="float" office:value="9.54" calcext:value-type="float">
            <text:p>9.5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5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7]*[.G17]" office:value-type="float" office:value="2.38" calcext:value-type="float">
            <text:p>2.3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5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8]*[.F18]" office:value-type="float" office:value="6.78" calcext:value-type="float">
            <text:p>6.7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15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 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5" table:formula="of:=HYPERLINK(&quot;https://www.pololu.com/product/2121&quot;;&quot;POLOLU&quot;)" office:value-type="string" office:string-value="POLOLU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4]*[.G24]" office:value-type="float" office:value="4.49" calcext:value-type="float">
            <text:p>4.49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office:value-type="string" calcext:value-type="string">
            <text:p>banana plu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anana plug</text:p>
          </table:table-cell>
          <table:table-cell table:style-name="ce5" table:formula="of:=HYPERLINK(&quot;http://www.hobbyking.com/hobbyking/store/__74597__XT30_charge_lead_with_4mm_banana_plugs_AR_Warehouse_.html&quot;;&quot;HOBBY KING&quot;)" office:value-type="string" office:string-value="HOBBY KING" calcext:value-type="string">
            <text:p>HOBBY KING</text:p>
          </table:table-cell>
          <table:table-cell table:style-name="ce6" office:value-type="float" office:value="1.91" calcext:value-type="float">
            <text:p>1.9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5]*[.G25]" office:value-type="float" office:value="1.91" calcext:value-type="float">
            <text:p>1.91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/>
          <table:table-cell table:style-name="ce4" office:value-type="string" calcext:value-type="string">
            <text:p>Total cost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/>
          <table:table-cell table:style-name="ce9" table:formula="of:=SUM([.H2:.H26])" office:value-type="float" office:value="52.648" calcext:value-type="float">
            <text:p>52.648</text:p>
          </table:table-cell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ce6"/>
          <table:table-cell table:style-name="ce10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6" table:number-columns-repeated="2"/>
          <table:table-cell table:style-name="ce2"/>
          <table:table-cell table:style-name="ce10"/>
          <table:table-cell table:style-name="ce6"/>
          <table:table-cell table:style-name="ce10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7"/>
          <table:covered-table-cell table:style-name="ce2"/>
          <table:covered-table-cell table:number-columns-repeated="2" table:style-name="ce7"/>
          <table:table-cell table:style-name="ce10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6" table:number-columns-repeated="2"/>
          <table:table-cell table:style-name="ce2"/>
          <table:table-cell table:style-name="ce6" table:number-columns-repeated="3"/>
          <table:table-cell table:number-columns-repeated="246"/>
        </table:table-row>
        <table:table-row table:style-name="ro1" table:number-rows-repeated="104757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9:07:46.02760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09:25:31.439884923</dc:date>
    <meta:editing-duration>PT1H37M24S</meta:editing-duration>
    <meta:editing-cycles>15</meta:editing-cycles>
    <meta:generator>LibreOffice/5.0.3.2$Linux_X86_64 LibreOffice_project/00m0$Build-2</meta:generator>
    <meta:document-statistic meta:table-count="1" meta:cell-count="196" meta:object-count="0"/>
  </office:meta>
</office:document-meta>
</file>